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377b" officeooo:paragraph-rsid="0014377b"/>
    </style:style>
    <style:style style:name="P2" style:family="paragraph" style:parent-style-name="Standard">
      <style:paragraph-properties fo:text-align="center" style:justify-single-word="false"/>
      <style:text-properties officeooo:rsid="0014377b" officeooo:paragraph-rsid="0014377b"/>
    </style:style>
    <style:style style:name="P3" style:family="paragraph" style:parent-style-name="Standard" style:list-style-name="L2">
      <style:paragraph-properties fo:line-height="200%" fo:text-align="start" style:justify-single-word="false"/>
      <style:text-properties officeooo:rsid="0014377b" officeooo:paragraph-rsid="0014377b"/>
    </style:style>
    <style:style style:name="P4" style:family="paragraph" style:parent-style-name="Standard" style:list-style-name="L2">
      <style:paragraph-properties fo:line-height="200%" fo:text-align="start" style:justify-single-word="false"/>
      <style:text-properties officeooo:rsid="00144d74" officeooo:paragraph-rsid="00144d74"/>
    </style:style>
    <style:style style:name="P5" style:family="paragraph" style:parent-style-name="Standard" style:list-style-name="L2">
      <style:paragraph-properties fo:line-height="200%" fo:text-align="start" style:justify-single-word="false"/>
      <style:text-properties officeooo:rsid="0014d638" officeooo:paragraph-rsid="0014d63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44d74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44d74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 Heald</text:p>
      <text:p text:style-name="P1"/>
      <text:p text:style-name="P1">EECS 665</text:p>
      <text:p text:style-name="P1"/>
      <text:p text:style-name="P2">Lab 02</text:p>
      <text:p text:style-name="P2"/>
      <text:list xml:id="list54756819726352424" text:style-name="L2">
        <text:list-item>
          <text:p text:style-name="P3">The errors and warnings that appear are a result of using functions from libraries that haven’t been included. <text:span text:style-name="T1">-DCORRECT </text:span><text:span text:style-name="T3">defines th</text:span><text:span text:style-name="T4">e CORRECT macro to 1 which then runs the import statements within the </text:span><text:span text:style-name="T2">#ifdef </text:span><text:span text:style-name="T4">block. </text:span></text:p>
        </text:list-item>
        <text:list-item>
          <text:p text:style-name="P4"><text:span text:style-name="T3">The </text:span><text:span text:style-name="T1">-l </text:span><text:span text:style-name="T3">option links the name of the library appended to </text:span><text:span text:style-name="T1">l</text:span><text:span text:style-name="T3">. In this case, the </text:span><text:span text:style-name="T1">m</text:span><text:span text:style-name="T3"> library or “math” library is not linked when the </text:span><text:span text:style-name="T1">-lm </text:span><text:span text:style-name="T3">option is omitted. The reference to </text:span><text:span text:style-name="T1">pow </text:span><text:span text:style-name="T3">requires this </text:span><text:span text:style-name="T1">m </text:span><text:span text:style-name="T3">library to be linked. </text:span></text:p>
        </text:list-item>
        <text:list-item>
          <text:p text:style-name="P5"><text:span text:style-name="T3">The ‘a.out’ shows that the linker included the function definitions from the external references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4:33:17.600592345</meta:creation-date>
    <dc:date>2016-08-30T15:21:03.496612931</dc:date>
    <meta:editing-duration>PT26M57S</meta:editing-duration>
    <meta:editing-cycles>1</meta:editing-cycles>
    <meta:document-statistic meta:table-count="0" meta:image-count="0" meta:object-count="0" meta:page-count="1" meta:paragraph-count="6" meta:word-count="99" meta:character-count="553" meta:non-whitespace-character-count="460"/>
    <meta:generator>LibreOffice/5.1.4.2$Linux_X86_64 LibreOffice_project/10m0$Build-2</meta:generator>
  </office:meta>
</office:document-meta>
</file>